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45cm" fo:min-width="7.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8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8cm" svg:height="2.8cm" svg:x="0.2cm" svg:y="0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0.853cm" svg:height="0.962cm" svg:x="0.59cm" svg:y="0.573cm">
            <draw:text-box>
              <text:p>a</text:p>
            </draw:text-box>
          </draw:frame>
          <draw:frame draw:style-name="gr2" draw:text-style-name="P2" draw:layer="layout" svg:width="0.853cm" svg:height="0.962cm" svg:x="0.591cm" svg:y="1.787cm">
            <draw:text-box>
              <text:p>b</text:p>
            </draw:text-box>
          </draw:frame>
          <draw:frame draw:style-name="gr3" draw:text-style-name="P2" draw:layer="layout" svg:width="3.607cm" svg:height="0.962cm" svg:x="4.101cm" svg:y="0.573cm">
            <draw:text-box>
              <text:p>banane</text:p>
            </draw:text-box>
          </draw:frame>
          <draw:frame draw:style-name="gr3" draw:text-style-name="P2" draw:layer="layout" svg:width="3.606cm" svg:height="0.962cm" svg:x="4.102cm" svg:y="1.787cm">
            <draw:text-box>
              <text:p>banane</text:p>
            </draw:text-box>
          </draw:frame>
          <draw:line draw:style-name="gr4" draw:text-style-name="P3" draw:layer="layout" svg:x1="1.76cm" svg:y1="1.04cm" svg:x2="4.1cm" svg:y2="1.04cm">
            <text:p/>
          </draw:line>
          <draw:line draw:style-name="gr4" draw:text-style-name="P3" draw:layer="layout" svg:x1="1.76cm" svg:y1="2.253cm" svg:x2="4.1cm" svg:y2="2.25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8.2cm" fo:page-height="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1:47:17.366922313</meta:creation-date>
    <dc:date>2020-11-12T21:14:57.444394812</dc:date>
    <meta:editing-duration>PT5M30S</meta:editing-duration>
    <meta:editing-cycles>2</meta:editing-cycles>
    <meta:generator>LibreOffice/6.4.6.2$Linux_X86_64 LibreOffice_project/40$Build-2</meta:generator>
    <meta:document-statistic meta:object-count="8"/>
  </office:meta>
</office:document-meta>
</file>